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top" draw:auto-grow-height="fals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center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fill-color="#999999" draw:textarea-horizontal-align="justify" draw:textarea-vertical-align="top" draw:auto-grow-height="false"/>
    </style:style>
    <style:style style:name="gr7" style:family="graphic" style:parent-style-name="objectwithoutfill">
      <style:graphic-properties draw:stroke="dash" draw:stroke-dash="Ultrafine_20_Dashed" draw:marker-end="Double_20_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width="0.1cm" svg:stroke-color="#00ff00" draw:marker-start-width="0.35cm" draw:marker-end="Double_20_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Dashed" draw:marker-end="Double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11" style:family="graphic" style:parent-style-name="standard">
      <style:graphic-properties draw:fill-color="#5c8526" draw:textarea-horizontal-align="justify" draw:textarea-vertical-align="top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Double_20_Arrow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17.6cm" svg:height="17cm" svg:x="18.8cm" svg:y="12.1cm">
          <text:p text:style-name="P1">Agen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7cm" svg:height="2.4cm" svg:x="11.6cm" svg:y="12.2cm">
          <text:p text:style-name="P1">Board</text:p>
          <text:p text:style-name="P1">(root node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5cm" svg:y1="14.6cm" svg:x2="13.45cm" svg:y2="18cm" draw:start-shape="id1" draw:start-glue-point="2" draw:end-shape="id2" draw:end-glue-point="0" svg:d="m13450 14600v3400">
          <text:p/>
        </draw:connector>
        <draw:custom-shape draw:style-name="gr4" draw:text-style-name="P1" xml:id="id2" draw:id="id2" draw:layer="layout" svg:width="5.5cm" svg:height="5.1cm" svg:x="10.7cm" svg:y="18cm">
          <text:p text:style-name="P1">BehaviorScript</text:p>
          <text:p text:style-name="P2"><text:span text:style-name="T1"/></text:p>
          <text:p text:style-name="P2"><text:span text:style-name="T1">Controls the VR, spans</text:span></text:p>
          <text:p text:style-name="P2"><text:span text:style-name="T1">agents, handles </text:span></text:p>
          <text:p text:style-name="P2"><text:span text:style-name="T1">communication and the GUI </text:span></text:p>
          <text:p text:style-name="P2"><text:span text:style-name="T1">Creates and deletes Barrier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6.9cm" svg:height="6cm" svg:x="19.3cm" svg:y="19.5cm">
          <text:p text:style-name="P1">AgentScript</text:p>
          <text:p text:style-name="P2"><text:span text:style-name="T1">Controls an agent and handles</text:span></text:p>
          <text:p text:style-name="P2"><text:span text:style-name="T1">communication, movement and eyes</text:span></text:p>
          <text:p text:style-name="P1"><text:span text:style-name="T1"/></text:p>
          <text:p text:style-name="P2"><text:span text:style-name="T1">MoveAgent(Speed,direction)</text:span></text:p>
          <text:p text:style-name="P2"><text:span text:style-name="T1">LookAt(Point)</text:span></text:p>
          <text:p text:style-name="P2"><text:span text:style-name="T1">MoveEyes(Tilts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.6cm" svg:height="1.2cm" svg:x="20.45cm" svg:y="14.25cm">
          <text:p text:style-name="P1">Lerpz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75cm" svg:y1="15.45cm" svg:x2="22.75cm" svg:y2="19.5cm" draw:start-shape="id3" draw:start-glue-point="2" draw:end-shape="id4" svg:d="m22750 15450v4050">
          <text:p/>
        </draw:connector>
        <draw:connector draw:style-name="gr3" draw:text-style-name="P1" xml:id="id5" draw:id="id5" draw:layer="layout" svg:x1="16.2cm" svg:y1="20.55cm" svg:x2="16.2cm" svg:y2="20.55cm" draw:start-shape="id2" draw:start-glue-point="1" draw:end-shape="id2" svg:d="m16200 20550">
          <text:p/>
        </draw:connector>
        <draw:connector draw:style-name="gr7" draw:text-style-name="P1" draw:layer="layout" svg:x1="16.2cm" svg:y1="20.55cm" svg:x2="18.8cm" svg:y2="20.6cm" draw:start-shape="id5" draw:start-glue-point="0" draw:end-shape="id6" svg:d="m16200 20550h1300v50h1300">
          <text:p text:style-name="P1"/>
          <text:p text:style-name="P1"/>
          <text:p text:style-name="P1">1:N</text:p>
        </draw:connector>
        <draw:custom-shape draw:style-name="gr5" draw:text-style-name="P1" xml:id="id7" draw:id="id7" draw:layer="layout" svg:width="5.5cm" svg:height="1.5cm" svg:x="6.7cm" svg:y="25cm">
          <text:p text:style-name="P1">SimpleNetwor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7cm" svg:y1="20.55cm" svg:x2="9.45cm" svg:y2="25cm" draw:start-shape="id2" draw:start-glue-point="3" draw:end-shape="id7" draw:end-glue-point="0" svg:d="m10700 20550h-1250v4450">
          <text:p/>
        </draw:connector>
        <draw:custom-shape draw:style-name="gr5" draw:text-style-name="P1" xml:id="id8" draw:id="id8" draw:layer="layout" svg:width="5.5cm" svg:height="1.3cm" svg:x="20cm" svg:y="26.9cm">
          <text:p text:style-name="P1">SimpleNetwor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2.75cm" svg:y1="25.5cm" svg:x2="22.75cm" svg:y2="26.9cm" draw:start-shape="id4" draw:start-glue-point="2" draw:end-shape="id8" draw:end-glue-point="0" svg:d="m22750 25500v1400">
          <text:p/>
        </draw:connector>
        <draw:custom-shape draw:style-name="gr5" draw:text-style-name="P1" xml:id="id9" draw:id="id9" draw:layer="layout" svg:width="6.9cm" svg:height="3.6cm" svg:x="27.9cm" svg:y="24.6cm">
          <text:p text:style-name="P2">ControllerCollider</text:p>
          <text:p text:style-name="P2"/>
          <text:p text:style-name="P2"><text:span text:style-name="T1">Triggered if agent collides with </text:span></text:p>
          <text:p text:style-name="P2"><text:span text:style-name="T1">something and save id and name</text:span></text:p>
          <text:p text:style-name="P2"><text:span text:style-name="T1">of the Object, so AgentScript has</text:span></text:p>
          <text:p text:style-name="P2"><text:span text:style-name="T1">access to that information <text:s/>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6.2cm" svg:y1="22.5cm" svg:x2="27.9cm" svg:y2="26.4cm" draw:start-shape="id4" draw:start-glue-point="1" draw:end-shape="id9" draw:end-glue-point="3" svg:d="m26200 22500h850v3900h850">
          <text:p/>
        </draw:connector>
        <draw:custom-shape draw:style-name="gr1" draw:text-style-name="P1" xml:id="id10" draw:id="id10" draw:layer="layout" svg:width="9.4cm" svg:height="7.2cm" svg:x="8.7cm" svg:y="31.8cm">
          <text:p text:style-name="P1">Barri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4.6cm" svg:height="1.3cm" svg:x="10.7cm" svg:y="32.7cm">
          <text:p text:style-name="P1">Barri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6.9cm" svg:height="4cm" svg:x="9.592cm" svg:y="34.539cm">
          <text:p text:style-name="P2">BehaviourScriptBarrier</text:p>
          <text:p text:style-name="P2"><text:span text:style-name="T1"/></text:p>
          <text:p text:style-name="P2"><text:span text:style-name="T1"><text:s/></text:span><text:span text:style-name="T1">move mouse over barrier</text:span></text:p>
          <text:p text:style-name="P2"><text:span text:style-name="T1"><text:s/></text:span><text:span text:style-name="T1">and press del</text:span></text:p>
          <text:p text:style-name="P2"><text:span text:style-name="T1"><text:s/></text:span><text:span text:style-name="T1">to delete the barrier</text:span></text:p>
          <text:p text:style-name="P2"><text:span text:style-name="T1">/// Click and drag on TOP(!!)</text:span></text:p>
          <text:p text:style-name="P2"><text:span text:style-name="T1"><text:s/></text:span><text:span text:style-name="T1">of Barrier to move the barri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3.35cm" svg:x1="13.45cm" svg:y1="23.1cm" svg:x2="13.4cm" svg:y2="31.8cm" draw:start-shape="id2" draw:start-glue-point="2" draw:end-shape="id10" draw:end-glue-point="0" svg:d="m13450 23100v7700h-50v1000">
          <text:p/>
        </draw:connector>
        <draw:frame draw:style-name="gr10" draw:layer="layout" svg:width="2.888cm" svg:height="0.963cm" svg:x="13.312cm" svg:y="26.137cm">
          <draw:text-box>
            <text:p>1:N</text:p>
          </draw:text-box>
        </draw:frame>
        <draw:connector draw:style-name="gr3" draw:text-style-name="P1" draw:layer="layout" svg:x1="13cm" svg:y1="34cm" svg:x2="13.042cm" svg:y2="34.539cm" draw:start-shape="id11" draw:start-glue-point="2" draw:end-shape="id12" draw:end-glue-point="0" svg:d="m13000 34000v270h42v269">
          <text:p/>
        </draw:connector>
        <draw:custom-shape draw:style-name="gr1" draw:text-style-name="P1" draw:layer="layout" svg:width="7.4cm" svg:height="8.4cm" svg:x="19.5cm" svg:y="30.5cm">
          <text:p text:style-name="P1">MainCamera</text:p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4.6cm" svg:height="1.3cm" svg:x="21cm" svg:y="32cm">
          <text:p text:style-name="P1">MainCamera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6.1cm" svg:height="4cm" svg:x="20.2cm" svg:y="34.3cm">
          <text:p text:style-name="P1">MouseLook</text:p>
          <text:p text:style-name="P1"/>
          <text:p text:style-name="P2"><text:span text:style-name="T1">Controls camera</text:span></text:p>
          <text:p text:style-name="P2"><text:span text:style-name="T1">with mouse and </text:span></text:p>
          <text:p text:style-name="P2"><text:span text:style-name="T1">keyboar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3.3cm" svg:y1="33.3cm" svg:x2="23.25cm" svg:y2="34.3cm" draw:start-shape="id13" draw:start-glue-point="2" draw:end-shape="id14" draw:end-glue-point="0" svg:d="m23300 33300v500h-50v500">
          <text:p/>
        </draw:connector>
        <draw:custom-shape draw:style-name="gr5" draw:text-style-name="P1" xml:id="id15" draw:id="id15" draw:layer="layout" svg:width="4.8cm" svg:height="3.9cm" svg:x="1.4cm" svg:y="21.1cm">
          <text:p text:style-name="P1">Configuration</text:p>
          <text:p text:style-name="P2"><text:span text:style-name="T1"/></text:p>
          <text:p text:style-name="P2"><text:span text:style-name="T1">Saves and loads</text:span></text:p>
          <text:p text:style-name="P2"><text:span text:style-name="T1">the Network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7cm" svg:y1="20.55cm" svg:x2="3.8cm" svg:y2="21.1cm" draw:start-shape="id2" draw:start-glue-point="3" draw:end-shape="id15" draw:end-glue-point="0" svg:d="m10700 20550h-6900v550">
          <text:p/>
        </draw:connector>
        <draw:custom-shape draw:style-name="gr5" draw:text-style-name="P1" xml:id="id16" draw:id="id16" draw:layer="layout" svg:width="5.1cm" svg:height="4.9cm" svg:x="28.7cm" svg:y="12.4cm">
          <text:p text:style-name="P1">Behaviour</text:p>
          <text:p text:style-name="P1">AnimationScript</text:p>
          <text:p text:style-name="P1"/>
          <text:p text:style-name="P1"><text:span text:style-name="T1">Controls the Animation of</text:span></text:p>
          <text:p text:style-name="P1"><text:span text:style-name="T1">The Agent (walking staying)</text:span></text:p>
          <text:p text:style-name="P1"><text:span text:style-name="T1"/></text:p>
          <text:p text:style-name="P1"><text:span text:style-name="T1">Provided by UNIT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25.05cm" svg:y1="14.85cm" svg:x2="31.35cm" svg:y2="24.6cm" draw:start-shape="id3" draw:start-glue-point="1" draw:end-shape="id9" draw:end-glue-point="0" svg:d="m25050 14850h501l5799 9249v501">
          <text:p/>
        </draw:connector>
        <draw:connector draw:style-name="gr3" draw:text-style-name="P1" draw:layer="layout" draw:type="lines" svg:x1="25.05cm" svg:y1="14.85cm" svg:x2="28.7cm" svg:y2="14.85cm" draw:start-shape="id3" draw:start-glue-point="1" draw:end-shape="id16" draw:end-glue-point="3" svg:d="m25050 14850h501 2609 540">
          <text:p/>
        </draw:connector>
        <draw:custom-shape draw:style-name="gr5" draw:text-style-name="P3" xml:id="id17" draw:id="id17" draw:layer="layout" svg:width="6.9cm" svg:height="4.5cm" svg:x="28.7cm" svg:y="17.5cm">
          <text:p text:style-name="P2"><text:span text:style-name="T2"><text:s/></text:span><text:span text:style-name="T2">HeadLookController</text:span></text:p>
          <text:p text:style-name="P2"><text:span text:style-name="T1"/></text:p>
          <text:p text:style-name="P2"><text:span text:style-name="T1">LookAt(Postion) Makes the Agent</text:span></text:p>
          <text:p text:style-name="P2"><text:span text:style-name="T1">Turn upper Body and head in</text:span></text:p>
          <text:p text:style-name="P2"><text:span text:style-name="T1">Direction to LookAtPoint</text:span></text:p>
          <text:p text:style-name="P2"><text:span text:style-name="T1"/></text:p>
          <text:p text:style-name="P2"><text:span text:style-name="T1">Provided by UNIT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25.05cm" svg:y1="14.85cm" svg:x2="28.7cm" svg:y2="19.75cm" draw:start-shape="id3" draw:start-glue-point="1" draw:end-shape="id17" svg:d="m25050 14850h501l2648 4900h501">
          <text:p/>
        </draw:connector>
        <draw:connector draw:style-name="gr8" draw:text-style-name="P1" draw:layer="layout" svg:x1="26.2cm" svg:y1="22.5cm" svg:x2="32.15cm" svg:y2="22cm" draw:start-shape="id4" draw:start-glue-point="1" draw:end-shape="id17" draw:end-glue-point="2" svg:d="m26200 22500h1250v1h4700v-501">
          <text:p/>
        </draw:connector>
        <draw:custom-shape draw:style-name="gr11" draw:text-style-name="P1" draw:layer="layout" svg:width="37.5cm" svg:height="8.2cm" svg:x="4.5cm" svg:y="1.8cm">
          <text:p text:style-name="P1">Legend: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7cm" svg:height="3.9cm" svg:x="15.9cm" svg:y="3.9cm">
          <text:p text:style-name="P1">ScriptFile</text:p>
          <text:p text:style-name="P1"><text:span text:style-name="T1"/></text:p>
          <text:p text:style-name="P1"><text:span text:style-name="T1">Controls behaviors </text:span></text:p>
          <text:p text:style-name="P1"><text:span text:style-name="T1">of VR and UnityObjects</text:span></text:p>
          <text:p text:style-name="P1"><text:span text:style-name="T1">at runtime</text:span></text:p>
          <text:p text:style-name="P1"><text:span text:style-name="T1">(C# Fi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cm" svg:height="3.9cm" svg:x="5.3cm" svg:y="3.9cm">
          <text:p text:style-name="P1"><text:span text:style-name="T2">UnityObject</text:span></text:p>
          <text:p text:style-name="P1"><text:span text:style-name="T1"/></text:p>
          <text:p text:style-name="P1"><text:span text:style-name="T1">This objects are </text:span></text:p>
          <text:p text:style-name="P1"><text:span text:style-name="T1">Accessible with the </text:span></text:p>
          <text:p text:style-name="P1"><text:span text:style-name="T1">Unityed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4cm" svg:x="10.7cm" svg:y="3.9cm">
          <text:p text:style-name="P1">General Object</text:p>
          <text:p text:style-name="P1"><text:span text:style-name="T1"/></text:p>
          <text:p text:style-name="P1"><text:span text:style-name="T1">For better </text:span></text:p>
          <text:p text:style-name="P1"><text:span text:style-name="T1">understanding</text:span></text:p>
          <text:p text:style-name="P1"><text:span text:style-name="T1">and group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3cm" svg:height="3.9cm" svg:x="21.3cm" svg:y="3.9cm">
          <text:p text:style-name="P1">Has-relation</text:p>
          <text:p text:style-name="P1"><text:span text:style-name="T1">The pointed at object </text:span></text:p>
          <text:p text:style-name="P1"><text:span text:style-name="T1">is child of source,</text:span></text:p>
          <text:p text:style-name="P1"><text:span text:style-name="T1"><text:s/></text:span><text:span text:style-name="T1">motherobject</text:span></text:p>
          <text:p text:style-name="P1"><text:span text:style-name="T1">uses functions of chil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8cm" svg:y1="4.2cm" svg:x2="21.8cm" svg:y2="7.4cm">
          <text:p/>
        </draw:line>
        <draw:custom-shape draw:style-name="gr13" draw:text-style-name="P1" draw:layer="layout" svg:width="5.3cm" svg:height="3.9cm" svg:x="27.1cm" svg:y="3.9cm">
          <text:p text:style-name="P1">Creates-relation</text:p>
          <text:p text:style-name="P1"><text:span text:style-name="T1">The Sourceobject</text:span></text:p>
          <text:p text:style-name="P1"><text:span text:style-name="T1">creates and controls</text:span></text:p>
          <text:p text:style-name="P1"><text:span text:style-name="T1">the aim at runtim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8cm" svg:y1="4.2cm" svg:x2="21.8cm" svg:y2="7.4cm">
          <text:p/>
        </draw:line>
        <draw:line draw:style-name="gr9" draw:text-style-name="P1" draw:layer="layout" svg:x1="27.5cm" svg:y1="4.4cm" svg:x2="27.5cm" svg:y2="7.4cm">
          <text:p/>
        </draw:line>
        <draw:custom-shape draw:style-name="gr13" draw:text-style-name="P1" draw:layer="layout" svg:width="5.3cm" svg:height="3.9cm" svg:x="33.1cm" svg:y="3.9cm">
          <text:p text:style-name="P1">Uses-relation</text:p>
          <text:p text:style-name="P1"><text:span text:style-name="T1">The sourceobject</text:span></text:p>
          <text:p text:style-name="P1"><text:span text:style-name="T1">knows of the aim</text:span></text:p>
          <text:p text:style-name="P1"><text:span text:style-name="T1">and uses his </text:span></text:p>
          <text:p text:style-name="P1"><text:span text:style-name="T1">provided fun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3.5cm" svg:y1="4.4cm" svg:x2="33.5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0T14:14:07.45</meta:creation-date>
    <dc:date>2012-05-20T21:05:26.24</dc:date>
    <meta:editing-duration>PT10H20M</meta:editing-duration>
    <meta:editing-cycles>12</meta:editing-cycles>
    <meta:generator>LibreOffice/3.4$Win32 LibreOffice_project/340m1$Build-203</meta:generator>
    <meta:document-statistic meta:object-count="44"/>
  </office:meta>
</office:document-meta>
</file>